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22d4" officeooo:paragraph-rsid="001a2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22d4" officeooo:paragraph-rsid="001a22d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bcf4f" officeooo:paragraph-rsid="001bcf4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rsid="001a22d4" officeooo:paragraph-rsid="001a22d4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officeooo:paragraph-rsid="001a22d4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fo:font-weight="bold" officeooo:rsid="001bcf4f" officeooo:paragraph-rsid="001bcf4f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1d4a28" officeooo:paragraph-rsid="001d4a28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a22d4" officeooo:paragraph-rsid="001a22d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bcf4f" officeooo:paragraph-rsid="001bcf4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officeooo:paragraph-rsid="001e1a22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a22d4" officeooo:paragraph-rsid="001a22d4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1pt" fo:font-weight="bold" officeooo:rsid="001a22d4" officeooo:paragraph-rsid="001a22d4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1pt" fo:font-weight="bold" officeooo:rsid="001bcf4f" officeooo:paragraph-rsid="001bcf4f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1pt" fo:font-weight="bold" officeooo:rsid="001d4a28" officeooo:paragraph-rsid="001d4a28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cf4f" style:font-weight-asian="normal" style:font-weight-complex="normal"/>
    </style:style>
    <style:style style:name="T3" style:family="text">
      <style:text-properties fo:font-weight="normal" officeooo:rsid="001e1a22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officeooo:rsid="001bcf4f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normal" officeooo:rsid="001bcf4f" style:font-weight-asian="normal" style:font-weight-complex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ea898" style:font-size-asian="11pt" style:font-size-complex="11pt"/>
    </style:style>
    <style:style style:name="T11" style:family="text">
      <style:text-properties fo:font-size="11pt" fo:font-weight="bold" style:font-size-asian="11pt" style:font-size-complex="11pt"/>
    </style:style>
    <style:style style:name="T12" style:family="text">
      <style:text-properties officeooo:rsid="001e1a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ana 3 – 9. Creación de la infraestructura de SIRA.</text:p>
      <text:p text:style-name="P1"><text:span text:style-name="T1"/></text:p>
      <text:p text:style-name="P8">Tras la presentación voy a explicar por qué se ha elegido cada una de las tecnologías en el proyecto SIRA.</text:p>
      <text:p text:style-name="P4"><text:span text:style-name="T1"/></text:p>
      <text:list text:style-name="L1">
        <text:list-item>
          <text:p text:style-name="P12">Elección de PostgreSQL</text:p>
        </text:list-item>
      </text:list>
      <text:p text:style-name="P5"/>
      <text:p text:style-name="P4"><text:span text:style-name="T1">PostgreSQL fue seleccionado como el gestor de base de datos relacional (SGBDR) principal porque cumple con nuestra triple regla de oro: </text:span><text:span text:style-name="T8">confianza, estabilidad y potencia</text:span><text:span text:style-name="T1">. Siendo el corazón del proyecto SIRA, elegí PostgreSQL, que es el SGBDR que </text:span><text:span text:style-name="T8">mejor conozco</text:span><text:span text:style-name="T1"> yo y mi equipo, garantizando que dominaremos su </text:span><text:span text:style-name="T8">gestión, optimización y resolución de problemas</text:span><text:span text:style-name="T1"> durante todo el desarrollo. Más allá de la familiaridad, su reputación como el sistema de código abierto más </text:span><text:span text:style-name="T8">robusto</text:span><text:span text:style-name="T1"> en cuanto a integridad de datos, su estricto cumplimiento del estándar SQL y su avanzado rendimiento lo convierten en la base más </text:span><text:span text:style-name="T8">estable y fiable</text:span><text:span text:style-name="T1"> para almacenar toda la información crítica de sensores, clientes y lógica de riego.</text:span></text:p>
      <text:p text:style-name="P4"><text:span text:style-name="T1"/></text:p>
      <text:list text:continue-numbering="true" text:style-name="L1">
        <text:list-item>
          <text:p text:style-name="P12">Elección de Python</text:p>
          <text:p text:style-name="P12"/>
        </text:list-item>
      </text:list>
      <text:p text:style-name="P8">Elegimos <text:span text:style-name="T4">Python</text:span> como lenguaje de programación principal porque es fundamental para nuestro proyecto que el <text:span text:style-name="T6">backend</text:span> sea <text:span text:style-name="T4">accesible y eficiente</text:span>. Dada mi experiencia como estudiante de ASIR, su <text:span text:style-name="T4">sintaxis clara y su curva de aprendizaje rápida</text:span> nos permiten concentrar todo nuestro esfuerzo en la arquitectura del sistema, no en el lenguaje. Además, utilizaremos el <text:span text:style-name="T6">framework</text:span> <text:span text:style-name="T4">FastAPI</text:span>, que nos proporciona la velocidad y la estructura moderna necesaria para implementar la API de SIRA, aprovechando la vasta librería de Python para el desarrollo de sistemas.</text:p>
      <text:p text:style-name="P4"/>
      <text:list text:continue-numbering="true" text:style-name="L1">
        <text:list-item>
          <text:p text:style-name="P13">Elección de Docker y Docker Compose</text:p>
        </text:list-item>
      </text:list>
      <text:p text:style-name="P6"/>
      <text:p text:style-name="P3"><text:span text:style-name="T9">Docker y Docker Compose se han elegido porque permiten crear un </text:span><text:span text:style-name="T11">entorno de desarrollo idéntico y aislado</text:span><text:span text:style-name="T9"> para los tres miembros del equipo. Docker </text:span><text:span text:style-name="T11">contenedoriza</text:span><text:span text:style-name="T9"> cada servicio (PostgreSQL, FastAPI, Nginx), garantizando que las versiones de software sean las mismas para todos. Docker Compose, por su parte, orquesta estos contenedores, permitiendo arrancar y detener toda la </text:span><text:span text:style-name="T11">infraestructura completa</text:span><text:span text:style-name="T9"> de SIRA con un solo comando (</text:span><text:span text:style-name="Source_20_Text"><text:span text:style-name="T9">docker compose up</text:span></text:span><text:span text:style-name="T9">), lo que asegura la </text:span><text:span text:style-name="T11">ejecutabilidad al 100%</text:span><text:span text:style-name="T9"> del proyecto, </text:span><text:span text:style-name="T10">liberándonos del típico “pues en mi máquina funcionaba”, </text:span><text:span text:style-name="T9">y facilita su despliegue futuro en un servidor online.</text:span></text:p>
      <text:p text:style-name="P9"/>
      <text:list text:continue-numbering="true" text:style-name="L1">
        <text:list-item>
          <text:p text:style-name="P13">Elección de Nginx</text:p>
        </text:list-item>
      </text:list>
      <text:p text:style-name="P6"/>
      <text:p text:style-name="P10"><text:span text:style-name="T2">Nginx se eligió como servidor web y </text:span><text:span text:style-name="T5">proxy inverso</text:span><text:span text:style-name="T2"> por ser la opción más eficiente y profesional para nuestro </text:span><text:span text:style-name="T7">stack</text:span><text:span text:style-name="T2"> de contenedores. Su </text:span><text:span text:style-name="T5">arquitectura asíncrona</text:span><text:span text:style-name="T2"> </text:span><text:span text:style-name="T3">(</text:span>un solo <text:span text:style-name="T4">proceso trabajador</text:span> gestiona miles de conexiones a la vez, atendiendo nuevas peticiones mientras otras están en espera, sin bloquearse<text:span text:style-name="T12">) </text:span><text:span text:style-name="T2">maneja la concurrencia de tráfico mucho mejor que Apache, y su función como </text:span><text:span text:style-name="T7">proxy</text:span><text:span text:style-name="T2"> es crucial para la </text:span><text:span text:style-name="T5">seguridad</text:span><text:span text:style-name="T2">, ya que actúa como un </text:span><text:span text:style-name="T5">"escudo protector"</text:span><text:span text:style-name="T2"> que expone el puerto 80 (o 443 para HTTPS) y redirige las peticiones internamente de forma segura a vuestra API de FastAPI/Uvicorn, la cual no está diseñada para hablar directamente con Internet.</text:span></text:p>
      <text:p text:style-name="P9"/>
      <text:list text:continue-numbering="true" text:style-name="L1">
        <text:list-item>
          <text:p text:style-name="P14">Elección de Ubuntu Server</text:p>
        </text:list-item>
      </text:list>
      <text:p text:style-name="P7"/>
      <text:p text:style-name="P9">Elegimos <text:span text:style-name="T4">Ubuntu Server</text:span> porque es nuestra <text:span text:style-name="T4">Infraestructura Base</text:span>, el <text:span text:style-name="T4">Sistema Operativo Anfitrión (Host OS)</text:span> que nadie ve, pero que lo soporta todo. Es la capa Linux esencial que nos proporciona el <text:span text:style-name="T6">kernel</text:span> estable, la gestión de hardware y los recursos de red necesarios. No es donde corre SIRA directamente, sino donde reside el <text:span text:style-name="T4">Docker Engine</text:span>; este motor utiliza la robustez de Ubuntu para aislar y ejecutar cada uno de nuestros contenedores (FastAPI, Nginx, PostgreSQL, etc.) de forma segura. Elegimos la versión LTS (Long-Term Support) como administradores para garantizar la <text:span text:style-name="T4">estabilidad, el rendimiento y la seguridad</text:span> a largo plazo de SIRA en un entorno de producción, que es un requisito clave para el proyec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2:15:40.237760830</meta:creation-date>
    <dc:date>2025-11-13T09:25:23.988026819</dc:date>
    <meta:editing-duration>PT1H40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556" meta:character-count="3512" meta:non-whitespace-character-count="2972"/>
  </office:meta>
</office:document-meta>
</file>